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7614in" svg:height="6.7555in" svg:x="11.4583in" svg:y="0.9516in">
            <draw:object draw:notify-on-update-of-ranges="Sheet1.J8:Sheet1.J29 Sheet1.E8:Sheet1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LTIME SPEED</text:p>
          </table:table-cell>
          <table:table-cell table:number-columns-repeated="4"/>
          <table:table-cell office:value-type="string" calcext:value-type="string">
            <text:p>GENERIC SPEED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.639109" calcext:value-type="float">
            <text:p>0.639109</text:p>
          </table:table-cell>
          <table:table-cell office:value-type="float" office:value="0.915" calcext:value-type="float">
            <text:p>0.915</text:p>
          </table:table-cell>
          <table:table-cell/>
          <table:table-cell table:formula="of:=(1-[.C8]) * [.$A$2] / [.B8]" office:value-type="float" office:value="132.997657676547" calcext:value-type="float">
            <text:p>132.997657676547</text:p>
          </table:table-cell>
          <table:table-cell/>
          <table:table-cell office:value-type="float" office:value="3.496483" calcext:value-type="float">
            <text:p>3.496483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(1 - [.H8]) * [.$A$2] / [.G8]" office:value-type="float" office:value="285.143671512202" calcext:value-type="float">
            <text:p>285.143671512202</text:p>
          </table:table-cell>
        </table:table-row>
        <table:table-row table:style-name="ro1">
          <table:table-cell/>
          <table:table-cell office:value-type="float" office:value="4.732448" calcext:value-type="float">
            <text:p>4.732448</text:p>
          </table:table-cell>
          <table:table-cell office:value-type="float" office:value="0.332" calcext:value-type="float">
            <text:p>0.332</text:p>
          </table:table-cell>
          <table:table-cell/>
          <table:table-cell table:formula="of:=(1-[.C9]) * [.$A$2] / [.B9]" office:value-type="float" office:value="141.153162168924" calcext:value-type="float">
            <text:p>141.153162168924</text:p>
          </table:table-cell>
          <table:table-cell/>
          <table:table-cell office:value-type="float" office:value="4.330939" calcext:value-type="float">
            <text:p>4.330939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9]) * [.$A$2] / [.G9]" office:value-type="float" office:value="225.355286694179" calcext:value-type="float">
            <text:p>225.355286694179</text:p>
          </table:table-cell>
        </table:table-row>
        <table:table-row table:style-name="ro1">
          <table:table-cell/>
          <table:table-cell office:value-type="float" office:value="5.355242" calcext:value-type="float">
            <text:p>5.355242</text:p>
          </table:table-cell>
          <table:table-cell office:value-type="float" office:value="0.301" calcext:value-type="float">
            <text:p>0.301</text:p>
          </table:table-cell>
          <table:table-cell/>
          <table:table-cell table:formula="of:=(1-[.C10]) * [.$A$2] / [.B10]" office:value-type="float" office:value="130.526314216986" calcext:value-type="float">
            <text:p>130.526314216986</text:p>
          </table:table-cell>
          <table:table-cell/>
          <table:table-cell office:value-type="float" office:value="3.46201" calcext:value-type="float">
            <text:p>3.46201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10]) * [.$A$2] / [.G10]" office:value-type="float" office:value="281.917152174604" calcext:value-type="float">
            <text:p>281.917152174604</text:p>
          </table:table-cell>
        </table:table-row>
        <table:table-row table:style-name="ro1">
          <table:table-cell/>
          <table:table-cell office:value-type="float" office:value="4.915397" calcext:value-type="float">
            <text:p>4.915397</text:p>
          </table:table-cell>
          <table:table-cell office:value-type="float" office:value="0.379" calcext:value-type="float">
            <text:p>0.379</text:p>
          </table:table-cell>
          <table:table-cell/>
          <table:table-cell table:formula="of:=(1-[.C11]) * [.$A$2] / [.B11]" office:value-type="float" office:value="126.337709853345" calcext:value-type="float">
            <text:p>126.337709853345</text:p>
          </table:table-cell>
          <table:table-cell/>
          <table:table-cell office:value-type="float" office:value="4.457467" calcext:value-type="float">
            <text:p>4.457467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11]) * [.$A$2] / [.G11]" office:value-type="float" office:value="224.342659182895" calcext:value-type="float">
            <text:p>224.342659182895</text:p>
          </table:table-cell>
        </table:table-row>
        <table:table-row table:style-name="ro1">
          <table:table-cell/>
          <table:table-cell office:value-type="float" office:value="5.606165" calcext:value-type="float">
            <text:p>5.606165</text:p>
          </table:table-cell>
          <table:table-cell office:value-type="float" office:value="0.233" calcext:value-type="float">
            <text:p>0.233</text:p>
          </table:table-cell>
          <table:table-cell/>
          <table:table-cell table:formula="of:=(1-[.C12]) * [.$A$2] / [.B12]" office:value-type="float" office:value="136.813668523848" calcext:value-type="float">
            <text:p>136.813668523848</text:p>
          </table:table-cell>
          <table:table-cell/>
          <table:table-cell office:value-type="float" office:value="4.380365" calcext:value-type="float">
            <text:p>4.380365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(1 - [.H12]) * [.$A$2] / [.G12]" office:value-type="float" office:value="224.63881434538" calcext:value-type="float">
            <text:p>224.63881434538</text:p>
          </table:table-cell>
        </table:table-row>
        <table:table-row table:style-name="ro1">
          <table:table-cell/>
          <table:table-cell office:value-type="float" office:value="5.213045" calcext:value-type="float">
            <text:p>5.213045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(1-[.C13]) * [.$A$2] / [.B13]" office:value-type="float" office:value="139.841493791057" calcext:value-type="float">
            <text:p>139.841493791057</text:p>
          </table:table-cell>
          <table:table-cell/>
          <table:table-cell office:value-type="float" office:value="3.426304" calcext:value-type="float">
            <text:p>3.426304</text:p>
          </table:table-cell>
          <table:table-cell office:value-type="float" office:value="0.028" calcext:value-type="float">
            <text:p>0.028</text:p>
          </table:table-cell>
          <table:table-cell/>
          <table:table-cell table:formula="of:=(1 - [.H13]) * [.$A$2] / [.G13]" office:value-type="float" office:value="283.687612074118" calcext:value-type="float">
            <text:p>283.687612074118</text:p>
          </table:table-cell>
        </table:table-row>
        <table:table-row table:style-name="ro1">
          <table:table-cell/>
          <table:table-cell office:value-type="float" office:value="4.705686" calcext:value-type="float">
            <text:p>4.705686</text:p>
          </table:table-cell>
          <table:table-cell office:value-type="float" office:value="0.331" calcext:value-type="float">
            <text:p>0.331</text:p>
          </table:table-cell>
          <table:table-cell/>
          <table:table-cell table:formula="of:=(1-[.C14]) * [.$A$2] / [.B14]" office:value-type="float" office:value="142.168431977824" calcext:value-type="float">
            <text:p>142.168431977824</text:p>
          </table:table-cell>
          <table:table-cell/>
          <table:table-cell office:value-type="float" office:value="3.45556" calcext:value-type="float">
            <text:p>3.45556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14]) * [.$A$2] / [.G14]" office:value-type="float" office:value="287.073585757446" calcext:value-type="float">
            <text:p>287.073585757446</text:p>
          </table:table-cell>
        </table:table-row>
        <table:table-row table:style-name="ro1">
          <table:table-cell/>
          <table:table-cell office:value-type="float" office:value="5.554871" calcext:value-type="float">
            <text:p>5.554871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(1-[.C15]) * [.$A$2] / [.B15]" office:value-type="float" office:value="129.795993462314" calcext:value-type="float">
            <text:p>129.795993462314</text:p>
          </table:table-cell>
          <table:table-cell/>
          <table:table-cell office:value-type="float" office:value="4.604039" calcext:value-type="float">
            <text:p>4.604039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(1 - [.H15]) * [.$A$2] / [.G15]" office:value-type="float" office:value="213.725383299316" calcext:value-type="float">
            <text:p>213.725383299316</text:p>
          </table:table-cell>
        </table:table-row>
        <table:table-row table:style-name="ro1">
          <table:table-cell/>
          <table:table-cell office:value-type="float" office:value="4.69692" calcext:value-type="float">
            <text:p>4.69692</text:p>
          </table:table-cell>
          <table:table-cell office:value-type="float" office:value="0.372" calcext:value-type="float">
            <text:p>0.372</text:p>
          </table:table-cell>
          <table:table-cell/>
          <table:table-cell table:formula="of:=(1-[.C16]) * [.$A$2] / [.B16]" office:value-type="float" office:value="133.704640487809" calcext:value-type="float">
            <text:p>133.704640487809</text:p>
          </table:table-cell>
          <table:table-cell/>
          <table:table-cell office:value-type="float" office:value="4.465481" calcext:value-type="float">
            <text:p>4.46548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(1 - [.H16]) * [.$A$2] / [.G16]" office:value-type="float" office:value="223.716101356159" calcext:value-type="float">
            <text:p>223.716101356159</text:p>
          </table:table-cell>
        </table:table-row>
        <table:table-row table:style-name="ro1">
          <table:table-cell/>
          <table:table-cell office:value-type="float" office:value="5.19078" calcext:value-type="float">
            <text:p>5.19078</text:p>
          </table:table-cell>
          <table:table-cell office:value-type="float" office:value="0.262" calcext:value-type="float">
            <text:p>0.262</text:p>
          </table:table-cell>
          <table:table-cell/>
          <table:table-cell table:formula="of:=(1-[.C17]) * [.$A$2] / [.B17]" office:value-type="float" office:value="142.175164426156" calcext:value-type="float">
            <text:p>142.175164426156</text:p>
          </table:table-cell>
          <table:table-cell/>
          <table:table-cell office:value-type="float" office:value="4.40272" calcext:value-type="float">
            <text:p>4.40272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17]) * [.$A$2] / [.G17]" office:value-type="float" office:value="221.681142566413" calcext:value-type="float">
            <text:p>221.681142566413</text:p>
          </table:table-cell>
        </table:table-row>
        <table:table-row table:style-name="ro1">
          <table:table-cell/>
          <table:table-cell office:value-type="float" office:value="4.572417" calcext:value-type="float">
            <text:p>4.572417</text:p>
          </table:table-cell>
          <table:table-cell office:value-type="float" office:value="0.363" calcext:value-type="float">
            <text:p>0.363</text:p>
          </table:table-cell>
          <table:table-cell/>
          <table:table-cell table:formula="of:=(1-[.C18]) * [.$A$2] / [.B18]" office:value-type="float" office:value="139.313627781543" calcext:value-type="float">
            <text:p>139.313627781543</text:p>
          </table:table-cell>
          <table:table-cell/>
          <table:table-cell office:value-type="float" office:value="3.48137" calcext:value-type="float">
            <text:p>3.48137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(1 - [.H18]) * [.$A$2] / [.G18]" office:value-type="float" office:value="283.509078322614" calcext:value-type="float">
            <text:p>283.509078322614</text:p>
          </table:table-cell>
        </table:table-row>
        <table:table-row table:style-name="ro1">
          <table:table-cell/>
          <table:table-cell office:value-type="float" office:value="4.286676" calcext:value-type="float">
            <text:p>4.286676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(1-[.C19]) * [.$A$2] / [.B19]" office:value-type="float" office:value="143.001243854212" calcext:value-type="float">
            <text:p>143.001243854212</text:p>
          </table:table-cell>
          <table:table-cell/>
          <table:table-cell office:value-type="float" office:value="3.602069" calcext:value-type="float">
            <text:p>3.602069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19]) * [.$A$2] / [.G19]" office:value-type="float" office:value="277.618224414913" calcext:value-type="float">
            <text:p>277.618224414913</text:p>
          </table:table-cell>
        </table:table-row>
        <table:table-row table:style-name="ro1">
          <table:table-cell/>
          <table:table-cell office:value-type="float" office:value="5.455369" calcext:value-type="float">
            <text:p>5.455369</text:p>
          </table:table-cell>
          <table:table-cell office:value-type="float" office:value="0.327" calcext:value-type="float">
            <text:p>0.327</text:p>
          </table:table-cell>
          <table:table-cell/>
          <table:table-cell table:formula="of:=(1-[.C20]) * [.$A$2] / [.B20]" office:value-type="float" office:value="123.364707318607" calcext:value-type="float">
            <text:p>123.364707318607</text:p>
          </table:table-cell>
          <table:table-cell/>
          <table:table-cell office:value-type="float" office:value="3.480158" calcext:value-type="float">
            <text:p>3.480158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20]) * [.$A$2] / [.G20]" office:value-type="float" office:value="285.04452958745" calcext:value-type="float">
            <text:p>285.04452958745</text:p>
          </table:table-cell>
        </table:table-row>
        <table:table-row table:style-name="ro1">
          <table:table-cell/>
          <table:table-cell office:value-type="float" office:value="4.341121" calcext:value-type="float">
            <text:p>4.341121</text:p>
          </table:table-cell>
          <table:table-cell office:value-type="float" office:value="0.378" calcext:value-type="float">
            <text:p>0.378</text:p>
          </table:table-cell>
          <table:table-cell/>
          <table:table-cell table:formula="of:=(1-[.C21]) * [.$A$2] / [.B21]" office:value-type="float" office:value="143.280963603641" calcext:value-type="float">
            <text:p>143.280963603641</text:p>
          </table:table-cell>
          <table:table-cell/>
          <table:table-cell office:value-type="float" office:value="4.430379" calcext:value-type="float">
            <text:p>4.430379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(1 - [.H21]) * [.$A$2] / [.G21]" office:value-type="float" office:value="220.522894316716" calcext:value-type="float">
            <text:p>220.522894316716</text:p>
          </table:table-cell>
        </table:table-row>
        <table:table-row table:style-name="ro1">
          <table:table-cell/>
          <table:table-cell office:value-type="float" office:value="5.510459" calcext:value-type="float">
            <text:p>5.510459</text:p>
          </table:table-cell>
          <table:table-cell office:value-type="float" office:value="0.309" calcext:value-type="float">
            <text:p>0.309</text:p>
          </table:table-cell>
          <table:table-cell/>
          <table:table-cell table:formula="of:=(1-[.C22]) * [.$A$2] / [.B22]" office:value-type="float" office:value="125.397902425188" calcext:value-type="float">
            <text:p>125.397902425188</text:p>
          </table:table-cell>
          <table:table-cell/>
          <table:table-cell office:value-type="float" office:value="4.251361" calcext:value-type="float">
            <text:p>4.251361</text:p>
          </table:table-cell>
          <table:table-cell office:value-type="float" office:value="0.048" calcext:value-type="float">
            <text:p>0.048</text:p>
          </table:table-cell>
          <table:table-cell/>
          <table:table-cell table:formula="of:=(1 - [.H22]) * [.$A$2] / [.G22]" office:value-type="float" office:value="223.928290258108" calcext:value-type="float">
            <text:p>223.928290258108</text:p>
          </table:table-cell>
        </table:table-row>
        <table:table-row table:style-name="ro1">
          <table:table-cell/>
          <table:table-cell office:value-type="float" office:value="4.938695" calcext:value-type="float">
            <text:p>4.938695</text:p>
          </table:table-cell>
          <table:table-cell office:value-type="float" office:value="0.329" calcext:value-type="float">
            <text:p>0.329</text:p>
          </table:table-cell>
          <table:table-cell/>
          <table:table-cell table:formula="of:=(1-[.C23]) * [.$A$2] / [.B23]" office:value-type="float" office:value="135.865851201583" calcext:value-type="float">
            <text:p>135.865851201583</text:p>
          </table:table-cell>
          <table:table-cell/>
          <table:table-cell office:value-type="float" office:value="3.419729" calcext:value-type="float">
            <text:p>3.419729</text:p>
          </table:table-cell>
          <table:table-cell office:value-type="float" office:value="0.029" calcext:value-type="float">
            <text:p>0.029</text:p>
          </table:table-cell>
          <table:table-cell/>
          <table:table-cell table:formula="of:=(1 - [.H23]) * [.$A$2] / [.G23]" office:value-type="float" office:value="283.940628043918" calcext:value-type="float">
            <text:p>283.940628043918</text:p>
          </table:table-cell>
        </table:table-row>
        <table:table-row table:style-name="ro1">
          <table:table-cell/>
          <table:table-cell office:value-type="float" office:value="5.362936" calcext:value-type="float">
            <text:p>5.362936</text:p>
          </table:table-cell>
          <table:table-cell office:value-type="float" office:value="0.303" calcext:value-type="float">
            <text:p>0.303</text:p>
          </table:table-cell>
          <table:table-cell/>
          <table:table-cell table:formula="of:=(1-[.C24]) * [.$A$2] / [.B24]" office:value-type="float" office:value="129.966123034099" calcext:value-type="float">
            <text:p>129.966123034099</text:p>
          </table:table-cell>
          <table:table-cell/>
          <table:table-cell office:value-type="float" office:value="4.342274" calcext:value-type="float">
            <text:p>4.342274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(1 - [.H24]) * [.$A$2] / [.G24]" office:value-type="float" office:value="224.536728912086" calcext:value-type="float">
            <text:p>224.536728912086</text:p>
          </table:table-cell>
        </table:table-row>
        <table:table-row table:style-name="ro1">
          <table:table-cell/>
          <table:table-cell office:value-type="float" office:value="0.21104" calcext:value-type="float">
            <text:p>0.21104</text:p>
          </table:table-cell>
          <table:table-cell office:value-type="float" office:value="0.97" calcext:value-type="float">
            <text:p>0.97</text:p>
          </table:table-cell>
          <table:table-cell/>
          <table:table-cell table:formula="of:=(1-[.C25]) * [.$A$2] / [.B25]" office:value-type="float" office:value="142.153146322972" calcext:value-type="float">
            <text:p>142.153146322972</text:p>
          </table:table-cell>
          <table:table-cell/>
          <table:table-cell office:value-type="float" office:value="4.365514" calcext:value-type="float">
            <text:p>4.365514</text:p>
          </table:table-cell>
          <table:table-cell office:value-type="float" office:value="0.022" calcext:value-type="float">
            <text:p>0.022</text:p>
          </table:table-cell>
          <table:table-cell/>
          <table:table-cell table:formula="of:=(1 - [.H25]) * [.$A$2] / [.G25]" office:value-type="float" office:value="224.02860235931" calcext:value-type="float">
            <text:p>224.02860235931</text:p>
          </table:table-cell>
        </table:table-row>
        <table:table-row table:style-name="ro1">
          <table:table-cell/>
          <table:table-cell office:value-type="float" office:value="4.831575" calcext:value-type="float">
            <text:p>4.831575</text:p>
          </table:table-cell>
          <table:table-cell office:value-type="float" office:value="0.374" calcext:value-type="float">
            <text:p>0.374</text:p>
          </table:table-cell>
          <table:table-cell/>
          <table:table-cell table:formula="of:=(1-[.C26]) * [.$A$2] / [.B26]" office:value-type="float" office:value="129.564376005754" calcext:value-type="float">
            <text:p>129.564376005754</text:p>
          </table:table-cell>
          <table:table-cell/>
          <table:table-cell office:value-type="float" office:value="3.465214" calcext:value-type="float">
            <text:p>3.465214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(1 - [.H26]) * [.$A$2] / [.G26]" office:value-type="float" office:value="285.119476026589" calcext:value-type="float">
            <text:p>285.119476026589</text:p>
          </table:table-cell>
        </table:table-row>
        <table:table-row table:style-name="ro1">
          <table:table-cell/>
          <table:table-cell office:value-type="float" office:value="5.312302" calcext:value-type="float">
            <text:p>5.312302</text:p>
          </table:table-cell>
          <table:table-cell office:value-type="float" office:value="0.311" calcext:value-type="float">
            <text:p>0.311</text:p>
          </table:table-cell>
          <table:table-cell/>
          <table:table-cell table:formula="of:=(1-[.C27]) * [.$A$2] / [.B27]" office:value-type="float" office:value="129.698951603279" calcext:value-type="float">
            <text:p>129.698951603279</text:p>
          </table:table-cell>
          <table:table-cell/>
          <table:table-cell office:value-type="float" office:value="3.461159" calcext:value-type="float">
            <text:p>3.461159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(1 - [.H27]) * [.$A$2] / [.G27]" office:value-type="float" office:value="285.453514270798" calcext:value-type="float">
            <text:p>285.453514270798</text:p>
          </table:table-cell>
        </table:table-row>
        <table:table-row table:style-name="ro1">
          <table:table-cell/>
          <table:table-cell office:value-type="float" office:value="7.330296" calcext:value-type="float">
            <text:p>7.330296</text:p>
          </table:table-cell>
          <table:table-cell office:value-type="float" office:value="0.069" calcext:value-type="float">
            <text:p>0.069</text:p>
          </table:table-cell>
          <table:table-cell/>
          <table:table-cell table:formula="of:=(1-[.C28]) * [.$A$2] / [.B28]" office:value-type="float" office:value="127.00714950665" calcext:value-type="float">
            <text:p>127.00714950665</text:p>
          </table:table-cell>
          <table:table-cell/>
          <table:table-cell office:value-type="float" office:value="4.39854" calcext:value-type="float">
            <text:p>4.39854</text:p>
          </table:table-cell>
          <table:table-cell office:value-type="float" office:value="0.031" calcext:value-type="float">
            <text:p>0.031</text:p>
          </table:table-cell>
          <table:table-cell/>
          <table:table-cell table:formula="of:=(1 - [.H28]) * [.$A$2] / [.G28]" office:value-type="float" office:value="220.300372396295" calcext:value-type="float">
            <text:p>220.300372396295</text:p>
          </table:table-cell>
        </table:table-row>
        <table:table-row table:style-name="ro1">
          <table:table-cell/>
          <table:table-cell office:value-type="float" office:value="5.129978" calcext:value-type="float">
            <text:p>5.12997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(1-[.C29]) * [.$A$2] / [.B29]" office:value-type="float" office:value="132.749107306113" calcext:value-type="float">
            <text:p>132.749107306113</text:p>
          </table:table-cell>
          <table:table-cell/>
          <table:table-cell office:value-type="float" office:value="3.406967" calcext:value-type="float">
            <text:p>3.406967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29]) * [.$A$2] / [.G29]" office:value-type="float" office:value="285.884776694344" calcext:value-type="float">
            <text:p>285.884776694344</text:p>
          </table:table-cell>
        </table:table-row>
        <table:table-row table:style-name="ro1">
          <table:table-cell/>
          <table:table-cell office:value-type="float" office:value="4.659762" calcext:value-type="float">
            <text:p>4.659762</text:p>
          </table:table-cell>
          <table:table-cell office:value-type="float" office:value="0.388" calcext:value-type="float">
            <text:p>0.388</text:p>
          </table:table-cell>
          <table:table-cell/>
          <table:table-cell table:formula="of:=(1-[.C30]) * [.$A$2] / [.B30]" office:value-type="float" office:value="131.337179881719" calcext:value-type="float">
            <text:p>131.337179881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553689" calcext:value-type="float">
            <text:p>4.553689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(1-[.C31]) * [.$A$2] / [.B31]" office:value-type="float" office:value="133.957325588111" calcext:value-type="float">
            <text:p>133.9573255881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590542" calcext:value-type="float">
            <text:p>4.59054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(1-[.C32]) * [.$A$2] / [.B32]" office:value-type="float" office:value="139.634927640353" calcext:value-type="float">
            <text:p>139.634927640353</text:p>
          </table:table-cell>
          <table:table-cell table:number-columns-repeated="2"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/>
          <table:table-cell office:value-type="float" office:value="4.791303" calcext:value-type="float">
            <text:p>4.791303</text:p>
          </table:table-cell>
          <table:table-cell office:value-type="float" office:value="0.377" calcext:value-type="float">
            <text:p>0.377</text:p>
          </table:table-cell>
          <table:table-cell/>
          <table:table-cell table:formula="of:=(1-[.C33]) * [.$A$2] / [.B33]" office:value-type="float" office:value="130.027259808031" calcext:value-type="float">
            <text:p>130.027259808031</text:p>
          </table:table-cell>
          <table:table-cell table:number-columns-repeated="2"/>
          <table:table-cell table:formula="of:=AVERAGE([.J8:.J29])" office:value-type="float" office:value="253.234932934812" calcext:value-type="float">
            <text:p>253.234932934812</text:p>
          </table:table-cell>
          <table:table-cell/>
          <table:table-cell table:formula="of:= SQRT(DEVSQ([.J8:.J29]))" office:value-type="float" office:value="145.078296715479" calcext:value-type="float">
            <text:p>145.078296715479</text:p>
          </table:table-cell>
        </table:table-row>
        <table:table-row table:style-name="ro1">
          <table:table-cell/>
          <table:table-cell office:value-type="float" office:value="5.63044" calcext:value-type="float">
            <text:p>5.63044</text:p>
          </table:table-cell>
          <table:table-cell office:value-type="float" office:value="0.235" calcext:value-type="float">
            <text:p>0.235</text:p>
          </table:table-cell>
          <table:table-cell/>
          <table:table-cell table:formula="of:=(1-[.C34]) * [.$A$2] / [.B34]" office:value-type="float" office:value="135.86859996732" calcext:value-type="float">
            <text:p>135.868599967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526288" calcext:value-type="float">
            <text:p>4.526288</text:p>
          </table:table-cell>
          <table:table-cell office:value-type="float" office:value="0.371" calcext:value-type="float">
            <text:p>0.371</text:p>
          </table:table-cell>
          <table:table-cell/>
          <table:table-cell table:formula="of:=(1-[.C35]) * [.$A$2] / [.B35]" office:value-type="float" office:value="138.965969465487" calcext:value-type="float">
            <text:p>138.9659694654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57995" calcext:value-type="float">
            <text:p>4.57995</text:p>
          </table:table-cell>
          <table:table-cell office:value-type="float" office:value="0.346" calcext:value-type="float">
            <text:p>0.346</text:p>
          </table:table-cell>
          <table:table-cell/>
          <table:table-cell table:formula="of:=(1-[.C36]) * [.$A$2] / [.B36]" office:value-type="float" office:value="142.796318737104" calcext:value-type="float">
            <text:p>142.7963187371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295881" calcext:value-type="float">
            <text:p>5.295881</text:p>
          </table:table-cell>
          <table:table-cell office:value-type="float" office:value="0.325" calcext:value-type="float">
            <text:p>0.325</text:p>
          </table:table-cell>
          <table:table-cell/>
          <table:table-cell table:formula="of:=(1-[.C37]) * [.$A$2] / [.B37]" office:value-type="float" office:value="127.457546723576" calcext:value-type="float">
            <text:p>127.4575467235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393333" calcext:value-type="float">
            <text:p>5.393333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(1-[.C38]) * [.$A$2] / [.B38]" office:value-type="float" office:value="143.13968746228" calcext:value-type="float">
            <text:p>143.139687462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534619" calcext:value-type="float">
            <text:p>5.534619</text:p>
          </table:table-cell>
          <table:table-cell office:value-type="float" office:value="0.262" calcext:value-type="float">
            <text:p>0.262</text:p>
          </table:table-cell>
          <table:table-cell/>
          <table:table-cell table:formula="of:=(1-[.C39]) * [.$A$2] / [.B39]" office:value-type="float" office:value="133.342511923585" calcext:value-type="float">
            <text:p>133.342511923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041502" calcext:value-type="float">
            <text:p>5.041502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(1-[.C40]) * [.$A$2] / [.B40]" office:value-type="float" office:value="130.913366691117" calcext:value-type="float">
            <text:p>130.9133666911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073722" calcext:value-type="float">
            <text:p>5.07372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(1-[.C41]) * [.$A$2] / [.B41]" office:value-type="float" office:value="126.33723329737" calcext:value-type="float">
            <text:p>126.33723329737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VERAGE([.E8:.E41])" office:value-type="float" office:value="134.43103863925" calcext:value-type="float">
            <text:p>134.43103863925</text:p>
          </table:table-cell>
          <table:table-cell/>
          <table:table-cell table:formula="of:= SQRT(DEVSQ([.E8:.E41]))" office:value-type="float" office:value="34.9646246182787" calcext:value-type="float">
            <text:p>34.964624618278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05T17:58:44.569704963</dc:date>
    <meta:editing-duration>PT1H4M29S</meta:editing-duration>
    <meta:editing-cycles>2</meta:editing-cycles>
    <meta:document-statistic meta:table-count="1" meta:cell-count="18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875cm" svg:height="17.16cm" xlink:href=".." xlink:type="simple" chart:class="chart:scatter" chart:style-name="ch1">
        <chart:title svg:x="12.499cm" svg:y="0.479cm" chart:style-name="ch2">
          <text:p>SPEED COMPARISON</text:p>
        </chart:title>
        <chart:legend chart:legend-position="end" svg:x="25.859cm" svg:y="7.534cm" style:legend-expansion="high" chart:style-name="ch3"/>
        <chart:plot-area chart:style-name="ch4" table:cell-range-address="Sheet1.J8:Sheet1.J29 Sheet1.E8:Sheet1.E41" svg:x="1.608cm" svg:y="1.601cm" svg:width="23.654cm" svg:height="14.235cm">
          <chart:coordinate-region svg:x="2.415cm" svg:y="1.8cm" svg:width="22.66cm" svg:height="13.389cm"/>
          <chart:axis chart:dimension="x" chart:name="primary-x" chart:style-name="ch5">
            <chart:title svg:x="12.412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J8:Sheet1.J29" chart:class="chart:scatter">
            <chart:mean-value chart:style-name="ch11"/>
            <chart:regression-curve chart:style-name="ch12"/>
            <chart:data-point chart:repeated="22"/>
          </chart:series>
          <chart:series chart:style-name="ch13" chart:values-cell-range-address="Sheet1.E8:Sheet1.E41" chart:class="chart:scatter">
            <chart:mean-value chart:style-name="ch14"/>
            <chart:regression-curve chart:style-name="ch15"/>
            <chart:data-point chart:repeated="3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.143671512202">
                <text:p>285.143671512202</text:p>
                <draw:g>
                  <svg:desc>Sheet1.J8:Sheet1.J29</svg:desc>
                </draw:g>
              </table:table-cell>
              <table:table-cell office:value-type="float" office:value="132.997657676547">
                <text:p>132.997657676547</text:p>
                <draw:g>
                  <svg:desc>Sheet1.E8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.355286694179">
                <text:p>225.355286694179</text:p>
              </table:table-cell>
              <table:table-cell office:value-type="float" office:value="141.153162168924">
                <text:p>141.153162168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.917152174604">
                <text:p>281.917152174604</text:p>
              </table:table-cell>
              <table:table-cell office:value-type="float" office:value="130.526314216986">
                <text:p>130.526314216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.342659182895">
                <text:p>224.342659182895</text:p>
              </table:table-cell>
              <table:table-cell office:value-type="float" office:value="126.337709853345">
                <text:p>126.337709853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4.63881434538">
                <text:p>224.63881434538</text:p>
              </table:table-cell>
              <table:table-cell office:value-type="float" office:value="136.813668523848">
                <text:p>136.813668523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3.687612074118">
                <text:p>283.687612074118</text:p>
              </table:table-cell>
              <table:table-cell office:value-type="float" office:value="139.841493791057">
                <text:p>139.841493791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.073585757446">
                <text:p>287.073585757446</text:p>
              </table:table-cell>
              <table:table-cell office:value-type="float" office:value="142.168431977824">
                <text:p>142.168431977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3.725383299316">
                <text:p>213.725383299316</text:p>
              </table:table-cell>
              <table:table-cell office:value-type="float" office:value="129.795993462314">
                <text:p>129.795993462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.716101356159">
                <text:p>223.716101356159</text:p>
              </table:table-cell>
              <table:table-cell office:value-type="float" office:value="133.704640487809">
                <text:p>133.704640487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.681142566413">
                <text:p>221.681142566413</text:p>
              </table:table-cell>
              <table:table-cell office:value-type="float" office:value="142.175164426156">
                <text:p>142.175164426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.509078322614">
                <text:p>283.509078322614</text:p>
              </table:table-cell>
              <table:table-cell office:value-type="float" office:value="139.313627781543">
                <text:p>139.313627781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7.618224414913">
                <text:p>277.618224414913</text:p>
              </table:table-cell>
              <table:table-cell office:value-type="float" office:value="143.001243854212">
                <text:p>143.001243854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5.04452958745">
                <text:p>285.04452958745</text:p>
              </table:table-cell>
              <table:table-cell office:value-type="float" office:value="123.364707318607">
                <text:p>123.364707318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.522894316716">
                <text:p>220.522894316716</text:p>
              </table:table-cell>
              <table:table-cell office:value-type="float" office:value="143.280963603641">
                <text:p>143.280963603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.928290258108">
                <text:p>223.928290258108</text:p>
              </table:table-cell>
              <table:table-cell office:value-type="float" office:value="125.397902425188">
                <text:p>125.397902425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3.940628043918">
                <text:p>283.940628043918</text:p>
              </table:table-cell>
              <table:table-cell office:value-type="float" office:value="135.865851201583">
                <text:p>135.865851201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.536728912086">
                <text:p>224.536728912086</text:p>
              </table:table-cell>
              <table:table-cell office:value-type="float" office:value="129.966123034099">
                <text:p>129.966123034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4.02860235931">
                <text:p>224.02860235931</text:p>
              </table:table-cell>
              <table:table-cell office:value-type="float" office:value="142.153146322972">
                <text:p>142.153146322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.119476026589">
                <text:p>285.119476026589</text:p>
              </table:table-cell>
              <table:table-cell office:value-type="float" office:value="129.564376005754">
                <text:p>129.564376005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.453514270798">
                <text:p>285.453514270798</text:p>
              </table:table-cell>
              <table:table-cell office:value-type="float" office:value="129.698951603279">
                <text:p>129.698951603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.300372396295">
                <text:p>220.300372396295</text:p>
              </table:table-cell>
              <table:table-cell office:value-type="float" office:value="127.00714950665">
                <text:p>127.00714950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5.884776694344">
                <text:p>285.884776694344</text:p>
              </table:table-cell>
              <table:table-cell office:value-type="float" office:value="132.749107306113">
                <text:p>132.749107306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1.337179881719">
                <text:p>131.337179881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3.957325588111">
                <text:p>133.957325588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9.634927640353">
                <text:p>139.634927640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0.027259808031">
                <text:p>130.027259808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5.86859996732">
                <text:p>135.8685999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8.965969465487">
                <text:p>138.965969465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2.796318737104">
                <text:p>142.796318737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7.457546723576">
                <text:p>127.457546723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3.13968746228">
                <text:p>143.13968746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3.342511923585">
                <text:p>133.342511923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0.913366691117">
                <text:p>130.913366691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6.33723329737">
                <text:p>126.33723329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